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MeiryoKe_Gothic" fo:font-size="10pt" style:font-name-asian="MeiryoKe_Gothic" style:font-name-complex="Arial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0" calcext:value-type="float">
            <text:p>9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73" calcext:value-type="float">
            <text:p>7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1.1111111111111" calcext:value-type="float">
            <text:p>81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><text:span text:style-name="T3"/>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9:02:53.5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9:05:14.232000000</dc:date>
    <meta:editing-duration>P1DT20H11M5S</meta:editing-duration>
    <meta:editing-cycles>212</meta:editing-cycles>
    <meta:generator>LibreOffice/24.8.6.2$Windows_X86_64 LibreOffice_project/6d98ba145e9a8a39fc57bcc76981d1fb1316c60c</meta:generator>
    <meta:document-statistic meta:table-count="1" meta:cell-count="720" meta:object-count="1"/>
  </office:meta>
</office:document-meta>
</file>